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meta.xml" manifest:media-type="text/xml"/>
  <manifest:file-entry manifest:full-path="Pictures/20000001000004F6000004F61EC2CD72.svg" manifest:media-type="image/svg+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withoutfill">
      <style:graphic-properties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ole-draw-aspect="1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fo:min-height="0.508cm"/>
    </style:style>
    <style:style style:name="co1" style:family="table-column">
      <style:table-column-properties style:column-width="3.094cm" style:use-optimal-column-width="false"/>
    </style:style>
    <style:style style:name="co2" style:family="table-column">
      <style:table-column-properties style:column-width="3.217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draw:fill="solid" draw:fill-color="#e6e6e6" style:repeat="repeat" fo:padding-top="0.1cm" fo:padding-bottom="0.1cm" fo:padding-left="0.1cm" fo:padding-right="0.1cm"/>
      <style:paragraph-properties fo:text-align="center" fo:border="0.03pt solid #c0c0c0"/>
      <style:text-properties fo:font-size="12pt" style:font-size-asian="18pt" style:font-size-complex="18pt"/>
    </style:style>
    <style:style style:name="ce2" style:family="table-cell">
      <style:graphic-properties draw:fill="solid" draw:fill-color="#ffffff" style:repeat="repeat" fo:padding-top="0.1cm" fo:padding-bottom="0.1cm" fo:padding-left="0.1cm" fo:padding-right="0.1cm"/>
      <style:paragraph-properties fo:text-align="center" fo:border="0.03pt solid #c0c0c0"/>
      <style:text-properties fo:font-size="12pt" style:font-size-asian="18pt" style:font-size-complex="18pt"/>
    </style:style>
    <style:style style:name="ce3" style:family="table-cell">
      <style:graphic-properties draw:fill="solid" draw:fill-color="#ffffff" style:repeat="repeat" fo:padding-top="0.1cm" fo:padding-bottom="0.1cm" fo:padding-left="0.1cm" fo:padding-right="0.1cm"/>
      <style:paragraph-properties fo:text-align="center" fo:border="0.03pt solid #c0c0c0"/>
      <style:text-properties fo:font-size="12pt" style:font-size-asian="12pt" style:font-size-complex="12pt"/>
    </style:style>
    <style:style style:name="ce4" style:family="table-cell">
      <style:graphic-properties draw:fill="solid" draw:fill-color="#ffffff" style:repeat="repeat" fo:padding-top="0.1cm" fo:padding-bottom="0.1cm" fo:padding-left="0.1cm" fo:padding-right="0.1cm"/>
      <style:paragraph-properties fo:text-align="center" fo:border="0.03pt solid #c0c0c0"/>
      <style:text-properties fo:font-size="12pt" style:text-underline-style="solid" style:text-underline-width="auto" style:text-underline-color="font-color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8pt" style:font-size-complex="18pt"/>
    </style:style>
    <style:style style:name="P4" style:family="paragraph">
      <style:paragraph-properties fo:text-align="center"/>
      <style:text-properties fo:font-size="12pt" style:text-underline-style="solid" style:text-underline-width="auto" style:text-underline-color="font-color" style:font-size-asian="12pt" style:font-size-complex="12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text-properties fo:font-size="10.5pt" style:font-size-asian="10.5pt" style:font-size-complex="10.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065cm" svg:y1="2.041cm" svg:x2="20.59cm" svg:y2="2.041cm">
          <text:p/>
        </draw:line>
        <draw:line draw:style-name="gr1" draw:text-style-name="P1" draw:layer="layout" svg:x1="4.937cm" svg:y1="13.725cm" svg:x2="4.937cm" svg:y2="2.041cm">
          <text:p/>
        </draw:line>
        <draw:line draw:style-name="gr2" draw:text-style-name="P1" draw:layer="layout" svg:x1="4.937cm" svg:y1="12.785cm" svg:x2="20.59cm" svg:y2="12.785cm">
          <text:p/>
        </draw:line>
        <draw:line draw:style-name="gr3" draw:text-style-name="P1" draw:layer="layout" svg:x1="4.937cm" svg:y1="4.962cm" svg:x2="20.59cm" svg:y2="4.962cm">
          <text:p/>
        </draw:line>
        <draw:line draw:style-name="gr3" draw:text-style-name="P1" draw:layer="layout" svg:x1="1cm" svg:y1="13.725cm" svg:x2="20.59cm" svg:y2="13.725cm">
          <text:p/>
        </draw:line>
        <draw:line draw:style-name="gr3" draw:text-style-name="P1" draw:layer="layout" svg:x1="20.59cm" svg:y1="0.644cm" svg:x2="20.59cm" svg:y2="13.725cm">
          <text:p/>
        </draw:line>
        <draw:line draw:style-name="gr3" draw:text-style-name="P1" draw:layer="layout" svg:x1="1cm" svg:y1="0.625cm" svg:x2="20.59cm" svg:y2="0.625cm">
          <text:p/>
        </draw:line>
        <draw:line draw:style-name="gr3" draw:text-style-name="P1" draw:layer="layout" svg:x1="1cm" svg:y1="2.041cm" svg:x2="1cm" svg:y2="0.644cm">
          <text:p/>
        </draw:line>
        <draw:custom-shape draw:style-name="gr4" draw:text-style-name="P1" draw:layer="layout" svg:width="1.921cm" svg:height="1.651cm" svg:x="-2.191cm" svg:y="7.272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2.175cm" svg:y1="8.923cm" svg:x2="-0.27cm" svg:y2="7.272cm">
          <text:p/>
        </draw:line>
        <draw:line draw:style-name="gr5" draw:text-style-name="P1" draw:layer="layout" svg:x1="-0.27cm" svg:y1="8.923cm" svg:x2="-2.175cm" svg:y2="7.272cm">
          <text:p/>
        </draw:line>
        <draw:custom-shape draw:style-name="gr6" draw:text-style-name="P1" draw:layer="layout" svg:width="1.625cm" svg:height="1.397cm" svg:x="1cm" svg:y="0.64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.014cm" svg:y1="2.063cm" svg:x2="2.651cm" svg:y2="0.644cm">
          <text:p/>
        </draw:line>
        <draw:line draw:style-name="gr5" draw:text-style-name="P1" draw:layer="layout" svg:x1="2.651cm" svg:y1="2.063cm" svg:x2="1.014cm" svg:y2="0.644cm">
          <text:p/>
        </draw:line>
        <draw:custom-shape draw:style-name="gr7" draw:text-style-name="P1" draw:layer="layout" svg:width="1.651cm" svg:height="0.381cm" svg:x="-2.429cm" svg:y="3.7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737cm" svg:height="0.535cm" svg:x="14.245cm" svg:y="12.982cm">
          <text:p text:style-name="P2"><text:span text:style-name="T1">Pr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layer="layout" svg:width="4.826cm" svg:height="2.918cm" svg:x="5.337cm" svg:y="2.04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9" draw:layer="layout" svg:width="4.826cm" svg:height="2.918cm" svg:x="15.49cm" svg:y="2.04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" draw:layer="layout" svg:width="4.826cm" svg:height="2.918cm" svg:x="10.963cm" svg:y="2.04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standard" draw:layer="layout" svg:width="15.592cm" svg:height="7.775cm" svg:x="4.937cm" svg:y="4.9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Case id</text:p>
              </table:table-cell>
              <table:table-cell>
                <text:p text:style-name="P3">Officer</text:p>
              </table:table-cell>
              <table:table-cell>
                <text:p text:style-name="P3">Status</text:p>
              </table:table-cell>
              <table:table-cell>
                <text:p text:style-name="P3">Description</text:p>
              </table:table-cell>
              <table:table-cell>
                <text:p text:style-name="P3">View</text:p>
              </table:table-cell>
            </table:table-row>
            <table:table-row table:style-name="ro1" table:default-cell-style-name="ce2">
              <table:table-cell>
                <text:p text:style-name="P3">4</text:p>
              </table:table-cell>
              <table:table-cell>
                <text:p text:style-name="P3">James</text:p>
              </table:table-cell>
              <table:table-cell>
                <text:p text:style-name="P3">In Progress</text:p>
              </table:table-cell>
              <table:table-cell>
                <text:p text:style-name="P3">&amp;%$%#$%</text:p>
              </table:table-cell>
              <table:table-cell table:style-name="ce3">
                <text:p text:style-name="P2"><text:span text:style-name="T2">view</text:span></text:p>
              </table:table-cell>
            </table:table-row>
            <table:table-row table:style-name="ro1" table:default-cell-style-name="ce2">
              <table:table-cell>
                <text:p text:style-name="P3">17</text:p>
              </table:table-cell>
              <table:table-cell>
                <text:p text:style-name="P3">Jack</text:p>
              </table:table-cell>
              <table:table-cell>
                <text:p text:style-name="P3">Closed</text:p>
              </table:table-cell>
              <table:table-cell>
                <text:p text:style-name="P3">#$%#$@@^</text:p>
              </table:table-cell>
              <table:table-cell table:style-name="ce4">
                <text:p text:style-name="P4"><text:span text:style-name="T2">view</text:span></text:p>
              </table:table-cell>
            </table:table-row>
            <table:table-row table:style-name="ro1" table:default-cell-style-name="ce2">
              <table:table-cell>
                <text:p text:style-name="P3">334</text:p>
              </table:table-cell>
              <table:table-cell>
                <text:p text:style-name="P3">Jack</text:p>
              </table:table-cell>
              <table:table-cell>
                <text:p text:style-name="P3">In Progress</text:p>
              </table:table-cell>
              <table:table-cell>
                <text:p text:style-name="P3">@#$@%@</text:p>
              </table:table-cell>
              <table:table-cell table:style-name="ce3">
                <text:p text:style-name="P2"><text:span text:style-name="T2">view</text:span></text:p>
              </table:table-cell>
            </table:table-row>
            <table:table-row table:style-name="ro1" table:default-cell-style-name="ce2">
              <table:table-cell>
                <text:p text:style-name="P3">543</text:p>
              </table:table-cell>
              <table:table-cell>
                <text:p text:style-name="P3">William</text:p>
              </table:table-cell>
              <table:table-cell>
                <text:p text:style-name="P3">Pending</text:p>
              </table:table-cell>
              <table:table-cell>
                <text:p text:style-name="P3">@#$@%@</text:p>
              </table:table-cell>
              <table:table-cell table:style-name="ce3">
                <text:p text:style-name="P2"><text:span text:style-name="T2">view</text:span></text:p>
              </table:table-cell>
            </table:table-row>
            <table:table-row table:style-name="ro1" table:default-cell-style-name="ce2">
              <table:table-cell>
                <text:p text:style-name="P3">24</text:p>
              </table:table-cell>
              <table:table-cell>
                <text:p text:style-name="P3">James</text:p>
              </table:table-cell>
              <table:table-cell>
                <text:p text:style-name="P3">Pending</text:p>
              </table:table-cell>
              <table:table-cell>
                <text:p text:style-name="P3">@#%@^&amp;</text:p>
              </table:table-cell>
              <table:table-cell table:style-name="ce3">
                <text:p text:style-name="P2"><text:span text:style-name="T2">view</text:span></text:p>
              </table:table-cell>
            </table:table-row>
            <table:table-row table:style-name="ro1" table:default-cell-style-name="ce2">
              <table:table-cell>
                <text:p text:style-name="P3">11</text:p>
              </table:table-cell>
              <table:table-cell>
                <text:p text:style-name="P3">William</text:p>
              </table:table-cell>
              <table:table-cell>
                <text:p text:style-name="P3">In Progress</text:p>
              </table:table-cell>
              <table:table-cell>
                <text:p text:style-name="P3">#^%$&amp;*#@</text:p>
              </table:table-cell>
              <table:table-cell table:style-name="ce3">
                <text:p text:style-name="P2"><text:span text:style-name="T2">view</text:span></text:p>
              </table:table-cell>
            </table:table-row>
            <table:table-row table:style-name="ro1" table:default-cell-style-name="ce2">
              <table:table-cell>
                <text:p text:style-name="P3">12</text:p>
              </table:table-cell>
              <table:table-cell>
                <text:p text:style-name="P3">Jack</text:p>
              </table:table-cell>
              <table:table-cell>
                <text:p text:style-name="P3">Open</text:p>
              </table:table-cell>
              <table:table-cell>
                <text:p text:style-name="P3">#^#$&amp;*#@!</text:p>
              </table:table-cell>
              <table:table-cell table:style-name="ce3">
                <text:p text:style-name="P2"><text:span text:style-name="T2">view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8" draw:text-style-name="P2" draw:layer="layout" svg:width="1.738cm" svg:height="0.508cm" svg:x="16.297cm" svg:y="13.009cm">
          <text:p text:style-name="P2"><text:span text:style-name="T1">Expo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737cm" svg:height="0.508cm" svg:x="18.35cm" svg:y="13.009cm">
          <text:p text:style-name="P2"><text:span text:style-name="T1">PD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1.651cm" svg:height="0.381cm" svg:x="1.254cm" svg:y="4.176cm">
          <text:p text:style-name="P1"><text:span text:style-name="T1"><text:date style:data-style-name="D1" text:date-value="2014-12-20" text:fixed="true">12/20/14</text:date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cm" svg:y1="2.041cm" svg:x2="1cm" svg:y2="13.725cm">
          <text:p/>
        </draw:line>
        <draw:line draw:style-name="gr3" draw:text-style-name="P1" draw:layer="layout" svg:x1="4.937cm" svg:y1="4.962cm" svg:x2="1cm" svg:y2="4.962cm">
          <text:p/>
        </draw:line>
        <draw:custom-shape draw:style-name="gr10" draw:text-style-name="P1" draw:layer="layout" svg:width="1.651cm" svg:height="0.381cm" svg:x="3.159cm" svg:y="4.176cm">
          <text:p text:style-name="P1"><text:span text:style-name="T1"><text:date style:data-style-name="D1" text:date-value="2014-12-20" text:fixed="true">12/20/14</text:date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5" draw:layer="layout" svg:width="1.493cm" svg:height="0.725cm" svg:x="1.335cm" svg:y="3.568cm">
          <draw:text-box>
            <text:p><text:span text:style-name="T1">From</text:span></text:p>
          </draw:text-box>
        </draw:frame>
        <draw:frame draw:style-name="gr11" draw:text-style-name="P5" draw:layer="layout" svg:width="0.955cm" svg:height="0.725cm" svg:x="3.49cm" svg:y="3.541cm">
          <draw:text-box>
            <text:p><text:span text:style-name="T1">To</text:span></text:p>
          </draw:text-box>
        </draw:frame>
        <draw:custom-shape draw:style-name="gr7" draw:text-style-name="P1" draw:layer="layout" svg:width="2.667cm" svg:height="0.635cm" svg:x="2.016cm" svg:y="2.4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" draw:layer="layout" svg:width="0.761cm" svg:height="0.761cm" svg:x="1.128cm" svg:y="2.423cm">
          <draw:image xlink:href="Pictures/20000001000004F6000004F61EC2CD72.svg" xlink:type="simple" xlink:show="embed" xlink:actuate="onLoad">
            <text:p/>
          </draw:image>
        </draw:frame>
        <draw:custom-shape draw:style-name="gr7" draw:text-style-name="P1" draw:layer="layout" svg:width="2.159cm" svg:height="0.635cm" svg:x="2.524cm" svg:y="5.2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2.159cm" svg:height="0.635cm" svg:x="2.524cm" svg:y="6.1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2.159cm" svg:height="0.635cm" svg:x="2.524cm" svg:y="6.9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6" draw:layer="layout" svg:width="1.524cm" svg:height="0.758cm" svg:x="1.127cm" svg:y="5.216cm">
          <draw:text-box>
            <text:p text:style-name="P6"><text:span text:style-name="T3">#$%^</text:span></text:p>
          </draw:text-box>
        </draw:frame>
        <draw:frame draw:style-name="gr13" draw:text-style-name="P6" draw:layer="layout" svg:width="1.524cm" svg:height="0.758cm" svg:x="1.127cm" svg:y="6.105cm">
          <draw:text-box>
            <text:p text:style-name="P6"><text:span text:style-name="T3">*$^#!</text:span></text:p>
          </draw:text-box>
        </draw:frame>
        <draw:frame draw:style-name="gr13" draw:text-style-name="P6" draw:layer="layout" svg:width="1.524cm" svg:height="0.758cm" svg:x="1.127cm" svg:y="6.994cm">
          <draw:text-box>
            <text:p text:style-name="P6"><text:span text:style-name="T3">&amp;%#*</text:span></text:p>
          </draw:text-box>
        </draw:frame>
        <draw:custom-shape draw:style-name="gr7" draw:text-style-name="P1" draw:layer="layout" svg:width="2.159cm" svg:height="0.635cm" svg:x="2.524cm" svg:y="8.1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2.159cm" svg:height="0.635cm" svg:x="2.524cm" svg:y="9.0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2.159cm" svg:height="0.635cm" svg:x="2.524cm" svg:y="9.9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6" draw:layer="layout" svg:width="1.524cm" svg:height="0.758cm" svg:x="1.127cm" svg:y="8.137cm">
          <draw:text-box>
            <text:p text:style-name="P6"><text:span text:style-name="T3">#$%^</text:span></text:p>
          </draw:text-box>
        </draw:frame>
        <draw:frame draw:style-name="gr13" draw:text-style-name="P6" draw:layer="layout" svg:width="1.524cm" svg:height="0.758cm" svg:x="1.127cm" svg:y="9.026cm">
          <draw:text-box>
            <text:p text:style-name="P6"><text:span text:style-name="T3">*$^#!</text:span></text:p>
          </draw:text-box>
        </draw:frame>
        <draw:frame draw:style-name="gr13" draw:text-style-name="P6" draw:layer="layout" svg:width="1.524cm" svg:height="0.758cm" svg:x="1.127cm" svg:y="9.915cm">
          <draw:text-box>
            <text:p text:style-name="P6"><text:span text:style-name="T3">&amp;%#*</text:span></text:p>
          </draw:text-box>
        </draw:frame>
        <draw:line draw:style-name="gr3" draw:text-style-name="P1" draw:layer="layout" svg:x1="1cm" svg:y1="7.883cm" svg:x2="4.937cm" svg:y2="7.883cm">
          <text:p/>
        </draw:line>
        <draw:line draw:style-name="gr3" draw:text-style-name="P1" draw:layer="layout" svg:x1="1cm" svg:y1="10.804cm" svg:x2="4.937cm" svg:y2="10.804cm">
          <text:p/>
        </draw:line>
        <draw:custom-shape draw:style-name="gr7" draw:text-style-name="P1" draw:layer="layout" svg:width="2.159cm" svg:height="0.635cm" svg:x="2.524cm" svg:y="11.0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2.159cm" svg:height="0.635cm" svg:x="2.524cm" svg:y="11.9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2.159cm" svg:height="0.635cm" svg:x="2.524cm" svg:y="12.8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6" draw:layer="layout" svg:width="1.524cm" svg:height="0.758cm" svg:x="1.127cm" svg:y="11.058cm">
          <draw:text-box>
            <text:p text:style-name="P6"><text:span text:style-name="T3">#$%^</text:span></text:p>
          </draw:text-box>
        </draw:frame>
        <draw:frame draw:style-name="gr13" draw:text-style-name="P6" draw:layer="layout" svg:width="1.524cm" svg:height="0.758cm" svg:x="1.127cm" svg:y="11.947cm">
          <draw:text-box>
            <text:p text:style-name="P6"><text:span text:style-name="T3">*$^#!</text:span></text:p>
          </draw:text-box>
        </draw:frame>
        <draw:frame draw:style-name="gr13" draw:text-style-name="P6" draw:layer="layout" svg:width="1.524cm" svg:height="0.758cm" svg:x="1.127cm" svg:y="12.813cm">
          <draw:text-box>
            <text:p text:style-name="P6"><text:span text:style-name="T3">&amp;%#*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amad Almarri</meta:initial-creator>
    <meta:creation-date>2014-12-20T17:47:31</meta:creation-date>
    <dc:date>2014-12-20T19:38:04</dc:date>
    <dc:creator>Hamad Almarri</dc:creator>
    <meta:editing-duration>PT1H47M12S</meta:editing-duration>
    <meta:editing-cycles>85</meta:editing-cycles>
    <meta:generator>LibreOffice/3.5$Linux_X86_64 LibreOffice_project/350m1$Build-2</meta:generator>
    <meta:document-statistic meta:object-count="5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3" number:language="en" number:country="US" number:automatic-order="true">
      <number:month number:textual="true"/>
      <number:text> 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3" style:family="chart">
      <style:chart-properties chart:stacked="true" chart:vertical="true" chart:include-hidden-cells="false" chart:treat-empty-cells="leave-gap" chart:right-angled-axes="true"/>
    </style:style>
    <style:style style:name="ch4" style:family="chart" style:data-style-name="N503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.827cm" svg:height="2.919cm" xlink:href="." xlink:type="simple" chart:class="chart:bar" chart:style-name="ch1">
        <chart:legend chart:legend-position="end" svg:x="2.85cm" svg:y="0.78cm" style:legend-expansion="high" chart:style-name="ch2"/>
        <chart:plot-area chart:style-name="ch3" chart:data-source-has-labels="both" svg:x="0.078cm" svg:y="0.226cm" svg:width="2.917cm" svg:height="2.554cm">
          <chartooo:coordinate-region svg:x="1.229cm" svg:y="0.226cm" svg:width="1.605cm" svg:height="1.986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bberies</text:p>
              </table:table-cell>
              <table:table-cell office:value-type="string">
                <text:p>Assaults</text:p>
              </table:table-cell>
              <table:table-cell office:value-type="string">
                <text:p>Crimes</text:p>
              </table:table-cell>
            </table:table-row>
          </table:table-header-rows>
          <table:table-rows>
            <table:table-row>
              <table:table-cell office:value-type="float" office:value="41993">
                <text:p>4199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1994">
                <text:p>4199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1995">
                <text:p>4200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1996">
                <text:p>4200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3" number:language="en" number:country="US" number:automatic-order="true">
      <number:month number:textual="true"/>
      <number:text> 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3" style:family="chart">
      <style:chart-properties chart:include-hidden-cells="false" chart:right-angled-axes="true"/>
    </style:style>
    <style:style style:name="ch4" style:family="chart" style:data-style-name="N5033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8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4.827cm" svg:height="2.919cm" xlink:href="." xlink:type="simple" chart:class="chart:circle" chart:style-name="ch1">
        <chart:legend chart:legend-position="end" svg:x="3.246cm" svg:y="0.571cm" style:legend-expansion="high" chart:style-name="ch2"/>
        <chart:plot-area chart:style-name="ch3" chart:data-source-has-labels="both" svg:x="0.893cm" svg:y="0.09cm" svg:width="2.22cm" svg:height="2.42cm">
          <chartooo:coordinate-region svg:x="1.229cm" svg:y="0.226cm" svg:width="1.605cm" svg:height="1.986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2" chart:values-cell-range-address="local-table.$C$2:.$C$5" chart:label-cell-address="local-table.$C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3" chart:values-cell-range-address="local-table.$D$2:.$D$5" chart:label-cell-address="local-table.$D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bberies</text:p>
              </table:table-cell>
              <table:table-cell office:value-type="string">
                <text:p>Assaults</text:p>
              </table:table-cell>
              <table:table-cell office:value-type="string">
                <text:p>Crimes</text:p>
              </table:table-cell>
            </table:table-row>
          </table:table-header-rows>
          <table:table-rows>
            <table:table-row>
              <table:table-cell office:value-type="float" office:value="41993">
                <text:p>4199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1994">
                <text:p>4199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1995">
                <text:p>4200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1996">
                <text:p>4200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3" number:language="en" number:country="US" number:automatic-order="true">
      <number:month number:textual="true"/>
      <number:text> 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5033">
      <style:chart-properties chart:display-label="true" chart:logarithmic="false" chart:reverse-direction="false" text:line-break="false" chart:link-data-style-to-source="false" chart:visible="false" chart:axis-position="0"/>
      <style:graphic-properties svg:stroke-color="#b3b3b3"/>
      <style:text-properties fo:font-size="8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.827cm" svg:height="2.919cm" xlink:href="." xlink:type="simple" chart:class="chart:bar" chart:style-name="ch1">
        <chart:legend svg:x="2.993cm" svg:y="0.218cm" style:legend-expansion="custom" chartooo:width="1.67cm" chartooo:height="2.501cm" style:legend-expansion-aspect-ratio="0.667732906837265" chart:style-name="ch2"/>
        <chart:plot-area chart:style-name="ch3" chart:data-source-has-labels="both" svg:x="0.265cm" svg:y="0.225cm" svg:width="2.728cm" svg:height="2.553cm">
          <chartooo:coordinate-region svg:x="0.345cm" svg:y="0.225cm" svg:width="2.487cm" svg:height="1.985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" chart:label-cell-address="local-table.$B$1" chart:class="chart:bar">
            <chart:data-point/>
          </chart:series>
          <chart:series chart:style-name="ch8" chart:values-cell-range-address="local-table.$C$2:.$C$2" chart:label-cell-address="local-table.$C$1" chart:class="chart:bar">
            <chart:data-point/>
          </chart:series>
          <chart:series chart:style-name="ch9" chart:values-cell-range-address="local-table.$D$2:.$D$2" chart:label-cell-address="local-table.$D$1" chart:class="chart:bar">
            <chart:data-point/>
          </chart:series>
          <chart:series chart:style-name="ch10" chart:values-cell-range-address="local-table.$E$2:.$E$2" chart:label-cell-address="local-table.$E$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</text:p>
              </table:table-cell>
              <table:table-cell office:value-type="string">
                <text:p>Pending</text:p>
              </table:table-cell>
              <table:table-cell office:value-type="string">
                <text:p>In Progress</text:p>
              </table:table-cell>
              <table:table-cell office:value-type="string">
                <text:p>Closed</text:p>
              </table:table-cell>
            </table:table-row>
          </table:table-header-rows>
          <table:table-rows>
            <table:table-row>
              <table:table-cell office:value-type="float" office:value="41993">
                <text:p>4199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